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74cm" style:use-optimal-column-width="false"/>
    </style:style>
    <style:style style:name="co2" style:family="table-column">
      <style:table-column-properties style:column-width="8.52cm" style:use-optimal-column-width="false"/>
    </style:style>
    <style:style style:name="co3" style:family="table-column">
      <style:table-column-properties style:column-width="5.10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style:text-properties style:text-outline="true" fo:text-shadow="1pt 1pt" style:font-size-asian="18pt" style:font-size-complex="18pt"/>
    </style:style>
    <style:style style:name="ce2" style:family="table-cell">
      <style:paragraph-properties style:text-autospace="none"/>
      <style:text-properties style:text-outline="true" fo:font-size="12pt" fo:text-shadow="1pt 1pt" style:font-size-asian="18pt" style:font-size-complex="18pt"/>
    </style:style>
    <style:style style:name="P1" style:family="paragraph">
      <style:text-properties style:text-outline="true" fo:text-shadow="1pt 1pt" style:font-size-asian="18pt" style:font-size-complex="18pt"/>
    </style:style>
    <style:style style:name="P2" style:family="paragraph">
      <style:paragraph-properties style:text-autospace="none"/>
      <style:text-properties style:text-outline="true" fo:text-shadow="1pt 1pt" style:font-size-asian="18pt" style:font-size-complex="18pt"/>
    </style:style>
    <style:style style:name="P3" style:family="paragraph">
      <style:paragraph-properties style:text-autospace="none"/>
      <style:text-properties style:text-outline="true" fo:font-size="12pt" fo:text-shadow="1pt 1pt" style:font-size-asian="18pt" style:font-size-complex="18pt"/>
    </style:style>
    <style:style style:name="P4" style:family="paragraph">
      <style:text-properties style:text-outline="true" fo:font-size="12pt" fo:text-shadow="1pt 1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12pt"/>
    </style:style>
    <style:style style:name="T2" style:family="text">
      <style:text-properties fo:color="#2a6099" fo:font-size="12pt"/>
    </style:style>
    <style:style style:name="T3" style:family="text">
      <style:text-properties fo:color="#00a933" fo:font-size="12pt"/>
    </style:style>
    <style:style style:name="T4" style:family="text">
      <style:text-properties fo:font-size="12pt"/>
    </style:style>
    <style:style style:name="T5" style:family="text">
      <style:text-properties fo:color="#ffff00" fo:font-size="12pt"/>
    </style:style>
    <style:style style:name="T6" style:family="text">
      <style:text-properties fo:color="#81d41a" fo:font-size="12pt"/>
    </style:style>
    <style:style style:name="T7" style:family="text">
      <style:text-properties fo:color="#729fc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8.362cm" svg:height="13.635cm" svg:x="5.009cm" svg:y="0.8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Dweck</text:p>
              </table:table-cell>
              <table:table-cell>
                <text:p text:style-name="P1">Similar (Dweck / Malle)</text:p>
              </table:table-cell>
              <table:table-cell>
                <text:p text:style-name="P1">Malle</text:p>
              </table:table-cell>
            </table:table-row>
            <table:table-row table:style-name="ro2" table:default-cell-style-name="ce2">
              <table:table-cell>
                <text:p text:style-name="P2"><text:span text:style-name="T1">fear</text:span></text:p>
                <text:p text:style-name="P2"><text:span text:style-name="T1">calm</text:span></text:p>
                <text:p text:style-name="P2"><text:span text:style-name="T1">safe</text:span></text:p>
                <text:p text:style-name="P2"><text:span text:style-name="T1">joy</text:span></text:p>
                <text:p text:style-name="P2"><text:span text:style-name="T1">nauseated</text:span></text:p>
                <text:p text:style-name="P2"><text:span text:style-name="T1">conscious</text:span></text:p>
                <text:p text:style-name="P2"><text:span text:style-name="T1">personality</text:span></text:p>
                <text:p text:style-name="P2"><text:span text:style-name="T1">thoughts</text:span></text:p>
                <text:p text:style-name="P2"><text:span text:style-name="T1">free will</text:span></text:p>
                <text:p text:style-name="P2"><text:span text:style-name="T1">odors</text:span></text:p>
                <text:p text:style-name="P2"><text:span text:style-name="T2">guilt</text:span></text:p>
                <text:p text:style-name="P2"><text:span text:style-name="T2">embarrassed</text:span></text:p>
                <text:p text:style-name="P2"><text:span text:style-name="T2">right v wrong</text:span></text:p>
                <text:p text:style-name="P2"><text:span text:style-name="T2">disrespected</text:span></text:p>
                <text:p text:style-name="P2"><text:span text:style-name="T2">pride</text:span></text:p>
                <text:p text:style-name="P2"><text:span text:style-name="T2">depressed</text:span></text:p>
                <text:p text:style-name="P2"><text:span text:style-name="T2">Self-aware</text:span></text:p>
                <text:p text:style-name="P2"><text:span text:style-name="T2">computations</text:span></text:p>
                <text:p text:style-name="P2"><text:span text:style-name="T3">remembering</text:span></text:p>
                <text:p text:style-name="P2"><text:span text:style-name="T3">depth</text:span></text:p>
                <text:p text:style-name="P2"><text:span text:style-name="T3">seeing</text:span></text:p>
                <text:p text:style-name="P2"><text:span text:style-name="T3">recognizing others</text:span></text:p>
                <text:p text:style-name="P2"><text:span text:style-name="T3">working toward goals</text:span></text:p>
                <text:p text:style-name="P1"><text:span text:style-name="T4"/></text:p>
              </table:table-cell>
              <table:table-cell>
                <text:p text:style-name="P3"><text:span text:style-name="T1">Hungry </text:span><text:span text:style-name="T4">/ </text:span><text:span text:style-name="T5">hungry</text:span></text:p>
                <text:p text:style-name="P3"><text:span text:style-name="T1">Pain </text:span><text:span text:style-name="T4">/ </text:span><text:span text:style-name="T5">pain</text:span></text:p>
                <text:p text:style-name="P3"><text:span text:style-name="T1">Pleasure </text:span><text:span text:style-name="T4">/ </text:span><text:span text:style-name="T5">pleasure</text:span></text:p>
                <text:p text:style-name="P3"><text:span text:style-name="T1">Joy </text:span><text:span text:style-name="T4">/ </text:span><text:span text:style-name="T5">happy</text:span></text:p>
                <text:p text:style-name="P3"><text:span text:style-name="T1">Angry </text:span><text:span text:style-name="T4">/ </text:span><text:span text:style-name="T5">angry</text:span></text:p>
                <text:p text:style-name="P3"><text:span text:style-name="T1">Love </text:span><text:span text:style-name="T4">/ </text:span><text:span text:style-name="T5">loving</text:span></text:p>
                <text:p text:style-name="P3"><text:span text:style-name="T1">Desires </text:span><text:span text:style-name="T4">/ </text:span><text:span text:style-name="T5">desires</text:span></text:p>
                <text:p text:style-name="P3"><text:span text:style-name="T2">holding beliefs </text:span><text:span text:style-name="T4">/ </text:span><text:span text:style-name="T6">uphold morals</text:span></text:p>
                <text:p text:style-name="P3"><text:span text:style-name="T1">Intentions </text:span><text:span text:style-name="T4">/ </text:span><text:span text:style-name="T6">set goals</text:span></text:p>
                <text:p text:style-name="P3"><text:span text:style-name="T2">Reasoning </text:span><text:span text:style-name="T4">/ </text:span><text:span text:style-name="T6">reason</text:span></text:p>
                <text:p text:style-name="P3"><text:span text:style-name="T2">understanding feeling </text:span><text:span text:style-name="T4">/ </text:span><text:span text:style-name="T6">understand minds</text:span></text:p>
                <text:p text:style-name="P3"><text:span text:style-name="T3">making choices </text:span><text:span text:style-name="T4">/ </text:span><text:span text:style-name="T6">deliberate before action</text:span></text:p>
                <text:p text:style-name="P3"><text:span text:style-name="T2">Self-restraint </text:span><text:span text:style-name="T4">/ </text:span><text:span text:style-name="T6">Self-control</text:span></text:p>
                <text:p text:style-name="P3"><text:span text:style-name="T3">Communicating </text:span><text:span text:style-name="T4">/ </text:span><text:span text:style-name="T6">verbal communication</text:span></text:p>
                <text:p text:style-name="P3"><text:span text:style-name="T3">detecting sounds </text:span><text:span text:style-name="T4">/ </text:span><text:span text:style-name="T7">seeing hearing</text:span></text:p>
                <text:p text:style-name="P3"><text:span text:style-name="T3">sensing temp </text:span><text:span text:style-name="T4">/ </text:span><text:span text:style-name="T7">temp and touch</text:span></text:p>
                <text:p text:style-name="P4"><text:span text:style-name="T4"/></text:p>
              </table:table-cell>
              <table:table-cell>
                <text:p text:style-name="P3"><text:span text:style-name="T5">panic</text:span></text:p>
                <text:p text:style-name="P3"><text:span text:style-name="T5">emotions</text:span></text:p>
                <text:p text:style-name="P3"><text:span text:style-name="T5">intense urges</text:span></text:p>
                <text:p text:style-name="P3"><text:span text:style-name="T5">smelling/tasting</text:span></text:p>
                <text:p text:style-name="P3"><text:span text:style-name="T5">stress</text:span></text:p>
                <text:p text:style-name="P3"><text:span text:style-name="T5">disliking ppl</text:span></text:p>
                <text:p text:style-name="P3"><text:span text:style-name="T5">gratitude</text:span></text:p>
                <text:p text:style-name="P3"><text:span text:style-name="T5">compassion</text:span></text:p>
                <text:p text:style-name="P3"><text:span text:style-name="T5">imagining</text:span></text:p>
                <text:p text:style-name="P3"><text:span text:style-name="T5">sexual</text:span></text:p>
                <text:p text:style-name="P3"><text:span text:style-name="T6">reasons for</text:span></text:p>
                <text:p text:style-name="P3"><text:span text:style-name="T6">planning</text:span></text:p>
                <text:p text:style-name="P3"><text:span text:style-name="T6">understand goals</text:span></text:p>
                <text:p text:style-name="P3"><text:span text:style-name="T6">explaining decisions</text:span></text:p>
                <text:p text:style-name="P3"><text:span text:style-name="T6">praise moral</text:span></text:p>
                <text:p text:style-name="P3"><text:span text:style-name="T6">disapprove moral</text:span></text:p>
                <text:p text:style-name="P3"><text:span text:style-name="T6">taking person visual pov</text:span></text:p>
                <text:p text:style-name="P3"><text:span text:style-name="T6">inferring thoughts</text:span></text:p>
                <text:p text:style-name="P3"><text:span text:style-name="T6">norms</text:span></text:p>
                <text:p text:style-name="P3"><text:span text:style-name="T7">moving on own</text:span></text:p>
                <text:p text:style-name="P3"><text:span text:style-name="T7">nonverbal comm</text:span></text:p>
                <text:p text:style-name="P3"><text:span text:style-name="T7">learn by imitation</text:span></text:p>
                <text:p text:style-name="P4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2:49:27.134759960</meta:creation-date>
    <dc:date>2022-07-22T10:12:34.365058424</dc:date>
    <meta:editing-duration>PT26M57S</meta:editing-duration>
    <meta:editing-cycles>6</meta:editing-cycles>
    <meta:generator>LibreOffice/6.4.7.2$Linux_X86_64 LibreOffice_project/40$Build-2</meta:generator>
    <meta:document-statistic meta:object-count="24"/>
  </office:meta>
</office:document-meta>
</file>